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2e0ae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0efd4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2e0a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e0efd4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Expectation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Comments</text:p>
          </table:table-cell>
          <table:table-cell/>
          <table:table-cell office:value-type="string" calcext:value-type="string">
            <text:p><text:a xlink:href="https://www.kaggle.com/pmarcelino/comprehensive-data-exploration-with-python/notebook" xlink:type="simple">https://www.kaggle.com/pmarcelino/comprehensive-data-exploration-with-python/notebook</text:a>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SSubClass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SZoning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otFrontag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otArea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Street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Alley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otShap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ndContou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Utilities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otConfig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andSlop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Neighborhoo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ndition1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ondition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ldgTyp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HouseStyl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OverallQual</text:p>
          </table:table-cell>
          <table:table-cell table:style-name="ce5" table:number-columns-repeated="3"/>
          <table:table-cell table:style-name="ce5" office:value-type="string" calcext:value-type="string">
            <text:p>Importa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OverallCon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YearBuilt</text:p>
          </table:table-cell>
          <table:table-cell table:style-name="ce5" table:number-columns-repeated="3"/>
          <table:table-cell table:style-name="ce5" office:value-type="string" calcext:value-type="string">
            <text:p>Importa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YearRemodAd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oofStyl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RoofMat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xterior1st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xterior2n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sVnrTyp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asVnrArea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xterQu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xterCon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oundation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smtQu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smtCond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smtExposur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smtFinType1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smtFinSF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smtFinType2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smtFinSF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smtUnfSF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otalBsmtSF</text:p>
          </table:table-cell>
          <table:table-cell table:number-columns-repeated="3"/>
          <table:table-cell office:value-type="string" calcext:value-type="string">
            <text:p>Importan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eating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HeatingQC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entralAir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lectric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stFlrSF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2ndFlrSF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owQualFinSF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rLivArea</text:p>
          </table:table-cell>
          <table:table-cell table:number-columns-repeated="3"/>
          <table:table-cell office:value-type="string" calcext:value-type="string">
            <text:p>Importan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smtFullBath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smtHalfBat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ullBath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HalfBat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edroomAbvGr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KitchenAbvG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itchenQu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otRmsAbvGr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unction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ireplac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ireplaceQu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arageTyp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GarageYrBlt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arageFinis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GarageCars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arageArea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GarageQu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arageCon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avedDriv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oodDeckSF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OpenPorchSF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nclosedPorc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3SsnPorch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creenPorc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oolArea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PoolQC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enc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iscFeatur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iscV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oSol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YrSold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leTyp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SaleCondition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lePrice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00/00/00</text:date>, <text:time style:data-style-name="N2" text:time-value="17:39:54.469055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7:51:21.488662728</meta:creation-date>
    <dc:date>2018-04-21T17:41:37.558648738</dc:date>
    <meta:editing-duration>PT2H43M50S</meta:editing-duration>
    <meta:editing-cycles>8</meta:editing-cycles>
    <meta:generator>LibreOffice/5.4.6.2$Linux_X86_64 LibreOffice_project/40m0$Build-2</meta:generator>
    <meta:document-statistic meta:table-count="1" meta:cell-count="92" meta:object-count="0"/>
  </office:meta>
</office:document-meta>
</file>